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7.A15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5317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53in" style:rel-column-width="5206*"/>
    </style:style>
    <style:style style:name="Table9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A6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-left="0.05pt solid #000000" fo:border-right="0.05pt solid #000000" fo:border-top="0.05pt solid #000000" fo:border-bottom="none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" style:family="paragraph" style:parent-style-name="Standard">
      <style:text-properties officeooo:paragraph-rsid="0051ca4d"/>
    </style:style>
    <style:style style:name="P4" style:family="paragraph" style:parent-style-name="Standard">
      <style:text-properties officeooo:paragraph-rsid="0068c2be"/>
    </style:style>
    <style:style style:name="P5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6" style:family="paragraph" style:parent-style-name="Standard">
      <style:text-properties officeooo:paragraph-rsid="00211236"/>
    </style:style>
    <style:style style:name="P7" style:family="paragraph" style:parent-style-name="Standard">
      <style:text-properties officeooo:paragraph-rsid="047ae24c"/>
    </style:style>
    <style:style style:name="P8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9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10" style:family="paragraph" style:parent-style-name="Standard">
      <style:text-properties fo:font-size="10pt" officeooo:paragraph-rsid="00211236" style:font-size-asian="10pt" style:font-size-complex="10pt"/>
    </style:style>
    <style:style style:name="P11" style:family="paragraph" style:parent-style-name="Table_20_Contents">
      <style:text-properties officeooo:paragraph-rsid="00211236"/>
    </style:style>
    <style:style style:name="P12" style:family="paragraph" style:parent-style-name="Table_20_Contents">
      <style:text-properties fo:font-size="10pt" officeooo:paragraph-rsid="00211236" style:font-size-asian="10pt" style:font-size-complex="10pt"/>
    </style:style>
    <style:style style:name="P13" style:family="paragraph" style:parent-style-name="Table_20_Contents">
      <style:text-properties fo:font-size="10pt" officeooo:paragraph-rsid="01166255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6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7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8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9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20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21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8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fo:font-size="10pt" officeooo:paragraph-rsid="01166255" style:font-size-asian="10pt" style:font-size-complex="10pt"/>
    </style:style>
    <style:style style:name="P31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2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3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4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6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05c13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4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44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47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4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4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50" style:family="paragraph" style:parent-style-name="Standard">
      <style:paragraph-properties fo:text-align="start" style:justify-single-word="false" style:writing-mode="lr-tb"/>
      <style:text-properties fo:font-size="10pt" style:font-size-asian="10pt" style:font-size-complex="10pt"/>
    </style:style>
    <style:style style:name="P51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2" style:family="paragraph" style:parent-style-name="Standard">
      <style:paragraph-properties fo:text-align="end" style:justify-single-word="false" style:writing-mode="lr-tb"/>
      <style:text-properties fo:font-size="10pt" style:font-size-asian="10pt" style:font-size-complex="10pt"/>
    </style:style>
    <style:style style:name="P53" style:family="paragraph" style:parent-style-name="Standard">
      <style:paragraph-properties fo:text-align="end" style:justify-single-word="false" style:writing-mode="lr-tb"/>
      <style:text-properties fo:font-size="10pt" officeooo:paragraph-rsid="013e2db8" style:font-size-asian="10pt" style:font-size-complex="10pt"/>
    </style:style>
    <style:style style:name="P54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5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56" style:family="paragraph" style:parent-style-name="Standard">
      <style:paragraph-properties fo:text-align="justify" style:justify-single-word="false" style:writing-mode="lr-tb"/>
      <style:text-properties fo:font-weight="normal" officeooo:paragraph-rsid="00211236" style:font-weight-asian="normal" style:font-weight-complex="normal"/>
    </style:style>
    <style:style style:name="P57" style:family="paragraph" style:parent-style-name="Standard">
      <style:text-properties fo:font-size="10pt" style:font-size-asian="10pt" style:font-size-complex="10pt"/>
    </style:style>
    <style:style style:name="P58" style:family="paragraph" style:parent-style-name="Standard">
      <style:text-properties fo:font-size="10pt" officeooo:paragraph-rsid="00211236" style:font-size-asian="10pt" style:font-size-complex="10pt"/>
    </style:style>
    <style:style style:name="P59" style:family="paragraph" style:parent-style-name="Standard">
      <style:text-properties fo:font-size="10pt" officeooo:paragraph-rsid="013e2db8" style:font-size-asian="10pt" style:font-size-complex="10pt"/>
    </style:style>
    <style:style style:name="P60" style:family="paragraph" style:parent-style-name="Standard">
      <style:text-properties officeooo:paragraph-rsid="06cdf75a"/>
    </style:style>
    <style:style style:name="P61" style:family="paragraph" style:parent-style-name="Standard">
      <style:text-properties officeooo:paragraph-rsid="018a088d"/>
    </style:style>
    <style:style style:name="P62" style:family="paragraph" style:parent-style-name="Standard">
      <style:text-properties officeooo:paragraph-rsid="01166255"/>
    </style:style>
    <style:style style:name="P63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style:font-size-asian="10pt" style:font-style-asian="normal" style:font-weight-asian="normal" style:font-size-complex="10pt"/>
    </style:style>
    <style:style style:name="P64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6f53bcf" style:font-size-asian="10pt" style:font-style-asian="normal" style:font-weight-asian="normal" style:font-size-complex="10pt"/>
    </style:style>
    <style:style style:name="P65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6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7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8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9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70" style:family="paragraph" style:parent-style-name="Table_20_Contents">
      <style:text-properties fo:font-size="10pt" style:font-size-asian="10pt" style:font-size-complex="10pt"/>
    </style:style>
    <style:style style:name="P71" style:family="paragraph" style:parent-style-name="Table_20_Contents">
      <style:text-properties fo:font-size="10pt" officeooo:paragraph-rsid="05096d5b" style:font-size-asian="10pt" style:font-size-complex="10pt"/>
    </style:style>
    <style:style style:name="P72" style:family="paragraph" style:parent-style-name="Table_20_Contents">
      <style:text-properties fo:font-size="10pt" officeooo:paragraph-rsid="06e6e26a" style:font-size-asian="10pt" style:font-size-complex="10pt"/>
    </style:style>
    <style:style style:name="P73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4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5" style:family="paragraph" style:parent-style-name="Table_20_Contents">
      <style:text-properties fo:font-size="10pt" officeooo:paragraph-rsid="00211236" style:font-size-asian="10pt" style:font-size-complex="10pt"/>
    </style:style>
    <style:style style:name="P76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77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18a088d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Pyidaungsu" fo:font-style="normal" fo:text-shadow="none" style:text-underline-style="solid" style:text-underline-width="auto" style:text-underline-color="font-color" fo:font-weight="bold" style:font-style-asian="normal" style:font-weight-asian="bold" style:font-weight-complex="bold" style:text-emphasize="none"/>
    </style:style>
    <style:style style:name="T7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8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9" style:family="text">
      <style:text-properties officeooo:rsid="018a088d"/>
    </style:style>
    <style:style style:name="T10" style:family="text">
      <style:text-properties officeooo:rsid="01867c7c"/>
    </style:style>
    <style:style style:name="T11" style:family="text">
      <style:text-properties officeooo:rsid="06fb2665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officeooo:rsid="06fc0c77"/>
    </style:style>
    <style:style style:name="T14" style:family="text">
      <style:text-properties officeooo:rsid="070a934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</text:user-field-decls>
      <text:p text:style-name="P32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4"><text:a xlink:type="simple" xlink:href="py3o://with=%22o=obj%22" text:style-name="Internet_20_link" text:visited-style-name="Visited_20_Internet_20_Link"><text:span text:style-name="T1">with="o=obj"</text:span></text:a></text:p>
      <text:p text:style-name="P5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34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22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2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34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22">လစာဝင်ငွေခွန်နုတ်ယူပေးသွင်းခြင်းဆိုင်ရာ အထောက်အထား လက်မှတ်</text:p>
            <text:p text:style-name="P35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21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31"/>
          </table:table-cell>
          <table:table-cell table:style-name="Table5.A1" table:number-columns-spanned="2" office:value-type="string">
            <text:p text:style-name="P21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2"/>
            <text:p text:style-name="P24">ဝန်ထမ်းအမည်</text:p>
            <text:p text:style-name="P10"/>
          </table:table-cell>
          <table:table-cell table:style-name="Table5.A1" office:value-type="string">
            <text:p text:style-name="P12"><text:user-field-get text:name="py3o.o.barcode">barcode</text:user-field-get></text:p>
            <text:p text:style-name="P12"/>
            <text:p text:style-name="P12"><text:user-field-get text:name="py3o.o.name">name</text:user-field-get></text:p>
          </table:table-cell>
          <table:table-cell table:style-name="Table5.A1" office:value-type="string">
            <text:p text:style-name="P29"/>
          </table:table-cell>
          <table:table-cell table:style-name="Table5.A1" office:value-type="string">
            <text:p text:style-name="P24">ကုမ္ပဏီ/ဌာန/အဖွဲ့အစည်းအမည်</text:p>
            <text:p text:style-name="P10"/>
          </table:table-cell>
          <table:table-cell table:style-name="Table5.A1" office:value-type="string">
            <text:p text:style-name="P12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4">ရာထူး/တာဝန်</text:p>
            <text:p text:style-name="P10"/>
          </table:table-cell>
          <table:table-cell table:style-name="Table5.B3" office:value-type="string">
            <text:p text:style-name="P12"/>
            <text:p text:style-name="P12"><text:user-field-get text:name="py3o.o.job_id.name">job_name</text:user-field-get></text:p>
            <text:p text:style-name="P12"/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73"/>
          </table:table-cell>
        </table:table-row>
        <table:table-row table:style-name="Table5.4">
          <table:table-cell table:style-name="Table5.A1" office:value-type="string">
            <text:p text:style-name="P24">နိင်ငံသားစိစစ်ရေးကတ်ပြားအမှတ်</text:p>
            <text:p text:style-name="P10"/>
          </table:table-cell>
          <table:table-cell table:style-name="Table5.A1" office:value-type="string">
            <text:p text:style-name="P12"><text:user-field-get text:name="py3o.o.nrc">nrc</text:user-field-get></text:p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5">အခွန်ထမ်းမှတ်ပုံတင်အမှတ် (TIN)</text:p>
            <text:p text:style-name="P10"/>
          </table:table-cell>
          <table:table-cell table:style-name="Table5.A1" office:value-type="string">
            <text:p text:style-name="P74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4">နေရပ်လိပ်စာ</text:p>
            <text:p text:style-name="P10"/>
          </table:table-cell>
          <table:table-cell table:style-name="Table5.A1" office:value-type="string">
            <text:p text:style-name="P12"><text:user-field-get text:name="py3o.o.address_id.street">employee_street</text:user-field-get></text:p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25">လိပ်စာ</text:p>
          </table:table-cell>
          <table:table-cell table:style-name="Table5.A1" office:value-type="string">
            <text:p text:style-name="P72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4">ယခင်အခွန်ပေးသွင်းခဲ့သည့်ရုံး</text:p>
            <text:p text:style-name="P24"/>
          </table:table-cell>
          <table:table-cell table:style-name="Table5.A1" office:value-type="string">
            <text:p text:style-name="P12"><text:user-field-get text:name="py3o.o.previous_tax_office">previous_tax_office</text:user-field-get></text:p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25">စည်းကြပ်မှုခံယူသည့်အခွန်ရုံး</text:p>
          </table:table-cell>
          <table:table-cell table:style-name="Table5.A1" office:value-type="string">
            <text:p text:style-name="P72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4">ယခင်အခွန်ထမ်းမှတ်ပုံတင်အမှတ်</text:p>
            <text:p text:style-name="P51"/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71"/>
          </table:table-cell>
        </table:table-row>
      </table:table>
      <text:p text:style-name="P1"/>
      <text:p text:style-name="P6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8">စဥ်</text:p>
            <text:p text:style-name="P9"/>
          </table:table-cell>
          <table:table-cell table:style-name="Table10.A1" office:value-type="string">
            <text:p text:style-name="P28">လအမည်</text:p>
            <text:p text:style-name="P9"/>
          </table:table-cell>
          <table:table-cell table:style-name="Table10.A1" office:value-type="string">
            <text:p text:style-name="P28">ရရှိသည့် လစာဝင်ငွေ</text:p>
            <text:p text:style-name="P28"><text:s/>စုစုပေါင်း (ကျပ်) </text:p>
            <text:p text:style-name="P9"/>
          </table:table-cell>
          <table:table-cell table:style-name="Table10.A1" office:value-type="string">
            <text:p text:style-name="P28">ပေးဆောင်သည့် </text:p>
            <text:p text:style-name="P28">အခွန်(ကျပ်)</text:p>
            <text:p text:style-name="P9"/>
          </table:table-cell>
          <table:table-cell table:style-name="Table10.A1" office:value-type="string">
            <text:p text:style-name="P28">အခွန်ပေးသွင်းမှု</text:p>
            <text:p text:style-name="P28">အထောက်အထား</text:p>
            <text:p text:style-name="P28">အမှတ်</text:p>
            <text:p text:style-name="P9"/>
          </table:table-cell>
          <table:table-cell table:style-name="Table10.F1" office:value-type="string">
            <text:p text:style-name="P28">လက်မှတ်</text:p>
            <text:p text:style-name="P9"/>
          </table:table-cell>
        </table:table-row>
        <table:table-row table:style-name="TableLine3195956946288">
          <table:table-cell table:style-name="Table10.A13" office:value-type="string">
            <text:p text:style-name="P19">၁</text:p>
          </table:table-cell>
          <table:table-cell table:style-name="Table10.B13" office:value-type="string">
            <text:p text:style-name="P26">ဧပြီ</text:p>
          </table:table-cell>
          <table:table-cell table:style-name="Table10.C13" office:value-type="string">
            <text:p text:style-name="P14"><text:text-input text:description="py3o://function=&quot;o._get_payslip(4)&quot;">april</text:text-input></text:p>
          </table:table-cell>
          <table:table-cell table:style-name="Table10.D14" office:value-type="string">
            <text:p text:style-name="P17"><text:text-input text:description="py3o://function=&quot;o._get_payslip2(4)&quot;">april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51664">
          <table:table-cell table:style-name="Table10.A13" office:value-type="string">
            <text:p text:style-name="P20">၂</text:p>
          </table:table-cell>
          <table:table-cell table:style-name="Table10.B13" office:value-type="string">
            <text:p text:style-name="P26">မေ</text:p>
          </table:table-cell>
          <table:table-cell table:style-name="Table10.C13" office:value-type="string">
            <text:p text:style-name="P15"><text:text-input text:description="py3o://function=&quot;o._get_payslip(5)&quot;">may6</text:text-input></text:p>
          </table:table-cell>
          <table:table-cell table:style-name="Table10.D14" office:value-type="string">
            <text:p text:style-name="P18"><text:text-input text:description="py3o://function=&quot;o._get_payslip2(5)&quot;">may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48080">
          <table:table-cell table:style-name="Table10.A13" office:value-type="string">
            <text:p text:style-name="P20">၃</text:p>
          </table:table-cell>
          <table:table-cell table:style-name="Table10.B13" office:value-type="string">
            <text:p text:style-name="P27">ဇွန်</text:p>
          </table:table-cell>
          <table:table-cell table:style-name="Table10.C13" office:value-type="string">
            <text:p text:style-name="P17"><text:text-input text:description="py3o://function=&quot;o._get_payslip(6)&quot;">jun6</text:text-input></text:p>
          </table:table-cell>
          <table:table-cell table:style-name="Table10.D14" office:value-type="string">
            <text:p text:style-name="P17"><text:text-input text:description="py3o://function=&quot;o._get_payslip2(6)&quot;">jun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44752">
          <table:table-cell table:style-name="Table10.A13" office:value-type="string">
            <text:p text:style-name="P19">၄</text:p>
          </table:table-cell>
          <table:table-cell table:style-name="Table10.B13" office:value-type="string">
            <text:p text:style-name="P26">ဇူလိုင်</text:p>
          </table:table-cell>
          <table:table-cell table:style-name="Table10.C13" office:value-type="string">
            <text:p text:style-name="P17"><text:text-input text:description="py3o://function=&quot;o._get_payslip(7)&quot;">jul6</text:text-input></text:p>
          </table:table-cell>
          <table:table-cell table:style-name="Table10.D14" office:value-type="string">
            <text:p text:style-name="P17"><text:text-input text:description="py3o://function=&quot;o._get_payslip2(7)&quot;">jul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49360">
          <table:table-cell table:style-name="Table10.A13" office:value-type="string">
            <text:p text:style-name="P19">၅</text:p>
          </table:table-cell>
          <table:table-cell table:style-name="Table10.B13" office:value-type="string">
            <text:p text:style-name="P26">သြဂုတ်</text:p>
          </table:table-cell>
          <table:table-cell table:style-name="Table10.C13" office:value-type="string">
            <text:p text:style-name="P17"><text:text-input text:description="py3o://function=&quot;o._get_payslip(8)&quot;">august</text:text-input></text:p>
          </table:table-cell>
          <table:table-cell table:style-name="Table10.D14" office:value-type="string">
            <text:p text:style-name="P17"><text:text-input text:description="py3o://function=&quot;o._get_payslip2(8)&quot;">aug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49616">
          <table:table-cell table:style-name="Table10.A13" office:value-type="string">
            <text:p text:style-name="P19">၆</text:p>
          </table:table-cell>
          <table:table-cell table:style-name="Table10.B13" office:value-type="string">
            <text:p text:style-name="P26">စက်တင်ဘာ</text:p>
          </table:table-cell>
          <table:table-cell table:style-name="Table10.C13" office:value-type="string">
            <text:p text:style-name="P17"><text:text-input text:description="py3o://function=&quot;o._get_payslip(9)&quot;">sep6</text:text-input></text:p>
          </table:table-cell>
          <table:table-cell table:style-name="Table10.D14" office:value-type="string">
            <text:p text:style-name="P17"><text:text-input text:description="py3o://function=&quot;o._get_payslip2(9)&quot;">sept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50896">
          <table:table-cell table:style-name="Table10.A13" office:value-type="string">
            <text:p text:style-name="P19">၇</text:p>
          </table:table-cell>
          <table:table-cell table:style-name="Table10.B13" office:value-type="string">
            <text:p text:style-name="P26">အောက်တိုဘာ</text:p>
          </table:table-cell>
          <table:table-cell table:style-name="Table10.C13" office:value-type="string">
            <text:p text:style-name="P17"><text:text-input text:description="py3o://function=&quot;o._get_payslip(10)&quot;">october</text:text-input></text:p>
          </table:table-cell>
          <table:table-cell table:style-name="Table10.D14" office:value-type="string">
            <text:p text:style-name="P17"><text:text-input text:description="py3o://function=&quot;o._get_payslip2(10)&quot;">oct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51920">
          <table:table-cell table:style-name="Table10.A13" office:value-type="string">
            <text:p text:style-name="P20">၈</text:p>
          </table:table-cell>
          <table:table-cell table:style-name="Table10.B13" office:value-type="string">
            <text:p text:style-name="P26">နိုဝင်ဘာ</text:p>
          </table:table-cell>
          <table:table-cell table:style-name="Table10.C13" office:value-type="string">
            <text:p text:style-name="P17"><text:text-input text:description="py3o://function=&quot;o._get_payslip(11)&quot;">novenber</text:text-input></text:p>
          </table:table-cell>
          <table:table-cell table:style-name="Table10.D14" office:value-type="string">
            <text:p text:style-name="P17"><text:text-input text:description="py3o://function=&quot;o._get_payslip2(11)&quot;">nov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36304">
          <table:table-cell table:style-name="Table10.A13" office:value-type="string">
            <text:p text:style-name="P20">၉</text:p>
          </table:table-cell>
          <table:table-cell table:style-name="Table10.B13" office:value-type="string">
            <text:p text:style-name="P26">ဒီဇင်ဘာ</text:p>
          </table:table-cell>
          <table:table-cell table:style-name="Table10.C13" office:value-type="string">
            <text:p text:style-name="P17"><text:text-input text:description="py3o://function=&quot;o._get_payslip(12)&quot;">december</text:text-input></text:p>
          </table:table-cell>
          <table:table-cell table:style-name="Table10.D14" office:value-type="string">
            <text:p text:style-name="P17"><text:text-input text:description="py3o://function=&quot;o._get_payslip2(12)&quot;">dec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36816">
          <table:table-cell table:style-name="Table10.A13" office:value-type="string">
            <text:p text:style-name="P19">၁၀</text:p>
          </table:table-cell>
          <table:table-cell table:style-name="Table10.B13" office:value-type="string">
            <text:p text:style-name="P26">ဇန်နဝါရီ</text:p>
          </table:table-cell>
          <table:table-cell table:style-name="Table10.C13" office:value-type="string">
            <text:p text:style-name="P17"><text:text-input text:description="py3o://function=&quot;o._get_payslip(1)&quot;">jan</text:text-input></text:p>
          </table:table-cell>
          <table:table-cell table:style-name="Table10.D14" office:value-type="string">
            <text:p text:style-name="P17"><text:text-input text:description="py3o://function=&quot;o._get_payslip2(1)&quot;">jan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37072">
          <table:table-cell table:style-name="Table10.A13" office:value-type="string">
            <text:p text:style-name="P19">၁၁</text:p>
          </table:table-cell>
          <table:table-cell table:style-name="Table10.B13" office:value-type="string">
            <text:p text:style-name="P26">ဖေဖော်ဝါရီ</text:p>
          </table:table-cell>
          <table:table-cell table:style-name="Table10.C13" office:value-type="string">
            <text:p text:style-name="P17"><text:text-input text:description="py3o://function=&quot;o._get_payslip(2)&quot;">feb</text:text-input></text:p>
          </table:table-cell>
          <table:table-cell table:style-name="Table10.D14" office:value-type="string">
            <text:p text:style-name="P17"><text:text-input text:description="py3o://function=&quot;o._get_payslip2(2)&quot;">feb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37328">
          <table:table-cell table:style-name="Table10.A13" office:value-type="string">
            <text:p text:style-name="P19">၁၂</text:p>
          </table:table-cell>
          <table:table-cell table:style-name="Table10.B13" office:value-type="string">
            <text:p text:style-name="P26">မတ်</text:p>
          </table:table-cell>
          <table:table-cell table:style-name="Table10.C13" office:value-type="string">
            <text:p text:style-name="P17"><text:text-input text:description="py3o://function=&quot;o._get_payslip(3)&quot;">march</text:text-input></text:p>
          </table:table-cell>
          <table:table-cell table:style-name="Table10.D14" office:value-type="string">
            <text:p text:style-name="P17"><text:text-input text:description="py3o://function=&quot;o._get_payslip2(3)&quot;">mar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6">စုစုပေါင်း</text:p>
          </table:table-cell>
          <table:covered-table-cell/>
          <table:table-cell table:style-name="Table10.C14" office:value-type="string">
            <text:p text:style-name="P17"><text:text-input text:description="py3o://function=&quot;o._get_total()&quot;">total</text:text-input></text:p>
          </table:table-cell>
          <table:table-cell table:style-name="Table10.D14" office:value-type="string">
            <text:p text:style-name="P17"><text:text-input text:description="py3o://function=&quot;o._get_total2()&quot;">total2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8"/>
          </table:table-cell>
        </table:table-row>
      </table:table>
      <text:p text:style-name="P7"/>
      <text:p text:style-name="P60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45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1" office:value-type="string">
            <text:p text:style-name="P37">အထက်ပါ အချက်အလက်များ မှန်ကန်ပါသည်။</text:p>
            <text:p text:style-name="P57"><draw:custom-shape text:anchor-type="paragraph" draw:z-index="0" draw:name="Shape1" draw:style-name="gr1" draw:text-style-name="P77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9">(က)အခြေခံခွင့်ပြုငွေ (၂၀%) <text:s/>= <text:span text:style-name="T10"><text:s/>ကျပ်</text:span>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2" table:number-rows-spanned="2" office:value-type="string">
            <text:p text:style-name="P65">နှုတ်ယူ</text:p>
            <text:p text:style-name="P65">ပေးသွင်းသူ </text:p>
            <text:p text:style-name="P66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2">(ခ) ခံစားခွင့်ရှိသည့် အတူနေမိဘ <text:span text:style-name="T11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2"/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5" office:value-type="string">
            <text:p text:style-name="P42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54"><text:span text:style-name="T7"><text:s/>ရှိ။</text:span></text:p>
              </text:list-item>
            </text:list>
          </table:table-cell>
          <table:table-cell table:style-name="Table7.C5" office:value-type="string">
            <text:p text:style-name="P43"><text:s/><text:span text:style-name="T13"><text:s text:c="10"/></text:span>မရှိ။</text:p>
          </table:table-cell>
          <table:table-cell table:style-name="Table7.D1" office:value-type="string">
            <text:p text:style-name="P57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2"/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5" office:value-type="string">
            <text:p text:style-name="P43">(ဂ) အိမ်ထောင်ဖက်</text:p>
          </table:table-cell>
          <table:table-cell table:style-name="Table7.D1" office:value-type="string">
            <text:p text:style-name="P43"><text:s text:c="2"/><text:span text:style-name="T13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5"><text:span text:style-name="T7">မရှိ။</text:span></text:p>
              </text:list-item>
            </text:list>
          </table:table-cell>
          <table:table-cell table:style-name="Table7.D1" office:value-type="string">
            <text:p text:style-name="P57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2"/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2">(ဃ) ခံစားခွင့်ရှိသည့် သား/သမီး <text:s/><text:span text:style-name="T11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2">(င) ဝန်ထမ်းနှင့် အိမ်ထောင်ဖက်အတွက် အသက်အာမခံပရီမီယံ ပေးသွင်း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2" table:number-rows-spanned="3" office:value-type="string">
            <text:p text:style-name="P67">လက်မှတ်</text:p>
            <text:p text:style-name="P68">အမည်</text:p>
            <text:p text:style-name="P68">တာဝန်</text:p>
            <text:p text:style-name="P68">နိုင်ငံသားစိစစ်ရေးကတ်ပြားအမှတ်</text:p>
            <text:p text:style-name="P68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2">(စ) လူမှုဖူလုံရေး ရန်ပုံငွေသို့ ပေးသွင်းရန် နုတ်ယူခြင်းခံရသည့် 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2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2"/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2" office:value-type="string">
            <text:p text:style-name="P76">(ရက် <text:s text:c="2"/>/ <text:s text:c="2"/>လ <text:s text:c="2"/>/ <text:s text:c="2"/>နှစ် <text:s text:c="2"/>) <text:s/><text:span text:style-name="T14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><text:span text:style-name="T12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15" table:number-columns-spanned="3" office:value-type="string">
            <text:p text:style-name="P44"/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15" office:value-type="string">
            <text:p text:style-name="P41"/>
          </table:table-cell>
        </table:table-row>
      </table:table>
      <text:p text:style-name="P3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5972453008">
          <table:table-cell table:style-name="Table9.A1" office:value-type="string">
            <text:p text:style-name="P46">သတိပေးချက်</text:p>
          </table:table-cell>
          <table:table-cell table:style-name="Table9.B1" office:value-type="string">
            <text:p text:style-name="P13"/>
          </table:table-cell>
          <table:table-cell table:style-name="Table9.A1" office:value-type="string">
            <text:p text:style-name="P46">ရှင်းလင်းချက်</text:p>
          </table:table-cell>
        </table:table-row>
        <table:table-row table:style-name="TableLine3195972453776">
          <table:table-cell table:style-name="Table9.A2" office:value-type="string">
            <text:p text:style-name="P23">၁။ 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</table:table-cell>
          <table:table-cell table:style-name="Table9.B1" office:value-type="string">
            <text:p text:style-name="P13"/>
          </table:table-cell>
          <table:table-cell table:style-name="Table9.A2" office:value-type="string">
            <text:p text:style-name="P23">၁။ 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able:table-row table:style-name="TableLine3195972455824">
          <table:table-cell table:style-name="Table9.A2" office:value-type="string">
            <text:p text:style-name="P23">၂။ နုတ်ယူ‌ပေးသွင်းသည့်လစာဝင်ငွေခွန်ကို နုတ်ယူ‌ပေးသွင်းခြင်း မပြုလျှင် ပျက်ကွက်သူအဖြစ် မှတ်ယူခြင်းခံရမည်ဖြစ်ပြီး နုတ်ယူခြင်းမရှိသည့်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9.B1" office:value-type="string">
            <text:p text:style-name="P13"/>
          </table:table-cell>
          <table:table-cell table:style-name="Table9.A2" office:value-type="string">
            <text:p text:style-name="P23">၂။ 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 မလို။</text:p>
          </table:table-cell>
        </table:table-row>
        <table:table-row table:style-name="TableLine3195972448656">
          <table:table-cell table:style-name="Table9.A2" office:value-type="string">
            <text:p text:style-name="P23">၃။ နုတ်ယူပေးသွင်းသည့်လစာဝင်‌ငွေခွန်ကို သတ်မှတ်ထားသည့်အချိန်အတွင်း ပေးသွင်းရန်ပျက်ကွက်ပါက ပေးဆောင်ရန်ပျက်ကွက်သော ပမာဏ၏ ၁၀ ရာခိုင်နှုန်းကို နောက်ကျပေးဆောင်ခြင်းအတွက် ဒဏ်ကြေးငွေအဖြစ် ပေးဆောင်ရ မည်။ [အခွန်ဆိုင်ရာ စီမံအုပ်ချုပ်မှုဥပဒေ ပုဒ်မ ၇၄၊ ပုဒ်မခွဲ (ဃ)]</text:p>
          </table:table-cell>
          <table:table-cell table:style-name="Table9.B1" office:value-type="string">
            <text:p text:style-name="P13"/>
          </table:table-cell>
          <table:table-cell table:style-name="Table9.A2" office:value-type="string">
            <text:p text:style-name="P23">၃။ လစာဝင်ငွေစုစုပေါင်းစာတိုင်တွင် လအလိုက် ရရှိသည့် လစာနှင့် အခြားထုတ်ပေးငွေ များ ပေါင်း၍ ဖြည့်သွင်းရန် ဖြစ်ပါသည်။</text:p>
            <text:p text:style-name="P30"/>
          </table:table-cell>
        </table:table-row>
        <table:table-row table:style-name="TableLine3195972449424">
          <table:table-cell table:style-name="Table9.A2" office:value-type="string">
            <text:p text:style-name="P23">၄။ နုတ်ယူထားသော လစာဝင်ငွေခွန်နှင့်စပ်လျဥ်းသည့် အသေးစိတ်အချက်အလက် များ ကို နုတ်ယူသည့်နေ့မှ (၁၅) ရက်အတွင်း သက်ဆိုင်ရာ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3"/>
          </table:table-cell>
          <table:table-cell table:style-name="Table9.A2" office:value-type="string">
            <text:p text:style-name="P23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0"/>
          </table:table-cell>
        </table:table-row>
        <table:table-row table:style-name="TableLine3195972450704">
          <table:table-cell table:style-name="Table9.A6" office:value-type="string">
            <text:p text:style-name="P30"/>
          </table:table-cell>
          <table:table-cell table:style-name="Table9.B1" office:value-type="string">
            <text:p text:style-name="P13"/>
          </table:table-cell>
          <table:table-cell table:style-name="Table9.A6" office:value-type="string">
            <text:p text:style-name="P23">၅။ လက်မှတ်တို စာတိုင်နှင့် နုတ်ယူပေးသွင်းသူ၏ လက်မှတ်နေရာတွင် BOD အဖွဲ့ဝင်တစ်ဦး သို့မဟုတ် အထွေထွေမန်နေဂျာက လက်မှတ်ရေးထိုးရန် ဖြစ်ပါသည်။</text:p>
            <text:p text:style-name="P30"/>
          </table:table-cell>
        </table:table-row>
      </table:table>
      <text:p text:style-name="P62"/>
      <table:table table:name="Table8" table:style-name="Table8">
        <table:table-column table:style-name="Table8.A"/>
        <table:table-row table:style-name="TableLine3196003817232">
          <table:table-cell table:style-name="Table8.A1" office:value-type="string">
            <text:p text:style-name="P56"><text:span text:style-name="T8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69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5:25:30.108000000</dc:date>
    <meta:editing-duration>P1DT6H55M52S</meta:editing-duration>
    <meta:editing-cycles>790</meta:editing-cycles>
    <meta:document-statistic meta:table-count="9" meta:image-count="0" meta:object-count="0" meta:page-count="3" meta:paragraph-count="128" meta:word-count="368" meta:character-count="2359" meta:non-whitespace-character-count="2114"/>
  </office:meta>
</office:document-meta>
</file>